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48cm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justify"/>
    </style:style>
    <style:style style:name="P2" style:family="paragraph">
      <loext:graphic-properties draw:fill-color="#ffffff"/>
      <style:paragraph-properties fo:text-align="justify"/>
      <style:text-properties fo:font-size="32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YECTO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Requerimientos:</text:span></text:p>
            <text:p text:style-name="P1"><text:span text:style-name="T1"><text:tab/></text:span><text:span text:style-name="T1">Uso de Condicionales</text:span></text:p>
            <text:p text:style-name="P1"><text:span text:style-name="T1"><text:tab/></text:span><text:span text:style-name="T1">Uso de Ciclos</text:span></text:p>
            <text:p text:style-name="P1"><text:span text:style-name="T1"><text:tab/></text:span><text:span text:style-name="T1">Uso de arreglos</text:span></text:p>
            <text:p text:style-name="P1"><text:span text:style-name="T1"><text:tab/></text:span><text:span text:style-name="T1">Minimo, usar 1 componente externo (no se </text:span><text:span text:style-name="T1"><text:tab/></text:span><text:span text:style-name="T1"><text:tab/></text:span><text:span text:style-name="T1">toma en cuenta: leds, pulsadores) como </text:span><text:span text:style-name="T1"><text:tab/></text:span><text:span text:style-name="T1"><text:tab/></text:span><text:span text:style-name="T1"><text:tab/></text:span><text:span text:style-name="T1">potenciometro u otros (motores, servos, </text:span><text:span text:style-name="T1"><text:tab/></text:span><text:span text:style-name="T1"><text:tab/></text:span><text:span text:style-name="T1"><text:tab/></text:span><text:span text:style-name="T1">sensores [investigar]).</text:span></text:p>
            <text:p text:style-name="P1"><text:span text:style-name="T1">rnexer@gmail.com</text:span></text:p>
          </draw:text-box>
        </draw:frame>
        <draw:frame draw:style-name="gr1" draw:text-style-name="P3" draw:layer="layout" svg:width="2.648cm" svg:height="0.962cm" svg:x="24.297cm" svg:y="19.812cm">
          <draw:text-box>
            <text:p>Clase 3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  <officeooo:annotation svg:x="0cm" svg:y="0cm">
          <dc:creator>NexeRodriguez </dc:creator>
          <dc:date>2015-10-23T14:02:41</dc:date>
          <text:p/>
        </officeooo:annotation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A 1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Crear un programa que simule un semaforo.</text:span></text:p>
            <text:p text:style-name="P1"><text:span text:style-name="T1"/></text:p>
            <text:p text:style-name="P1"><text:span text:style-name="T1">Requerimientos:</text:span></text:p>
            <text:p text:style-name="P1"><text:span text:style-name="T1"><text:tab/></text:span><text:span text:style-name="T1">Max. 2 digitalWrite</text:span></text:p>
            <text:p text:style-name="P1"><text:span text:style-name="T1"><text:tab/></text:span><text:span text:style-name="T1">Condicional</text:span></text:p>
            <text:p text:style-name="P1"><text:span text:style-name="T1"><text:tab/></text:span><text:span text:style-name="T1">Variables</text:span></text:p>
          </draw:text-box>
        </draw:frame>
        <draw:frame draw:style-name="gr1" draw:text-style-name="P3" draw:layer="layout" svg:width="2.648cm" svg:height="0.962cm" svg:x="24.297cm" svg:y="19.812cm">
          <draw:text-box>
            <text:p>Clase 3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A 2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Crear un programa que permita saber si un numero es par o compuesto.</text:span></text:p>
            <text:p text:style-name="P1"><text:span text:style-name="T1">El numero sera los segundos que un pulsador este presionado.</text:span></text:p>
            <text:p text:style-name="P1"><text:span text:style-name="T1"/></text:p>
            <text:p text:style-name="P1"><text:span text:style-name="T1">Requerimientos:</text:span></text:p>
            <text:p text:style-name="P1"><text:span text:style-name="T1"><text:tab/></text:span><text:span text:style-name="T1">Max. 1 delay()</text:span></text:p>
            <text:p text:style-name="P1"><text:span text:style-name="T1"><text:tab/></text:span><text:span text:style-name="T1">Condicional</text:span></text:p>
            <text:p text:style-name="P1"><text:span text:style-name="T1"><text:tab/></text:span><text:span text:style-name="T1">Variables</text:span></text:p>
          </draw:text-box>
        </draw:frame>
        <draw:frame draw:style-name="gr1" draw:text-style-name="P3" draw:layer="layout" svg:width="2.648cm" svg:height="0.962cm" svg:x="24.297cm" svg:y="19.812cm">
          <draw:text-box>
            <text:p>Clase 4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A 3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Crear un programa que controle el encendido de 4 leds segun el valor obtenido de un potenciometro.</text:span></text:p>
            <text:p text:style-name="P1"><text:span text:style-name="T1"/></text:p>
            <text:p text:style-name="P1"><text:span text:style-name="T1">Requerimientos:</text:span></text:p>
            <text:p text:style-name="P1"><text:span text:style-name="T1"><text:tab/></text:span></text:p>
          </draw:text-box>
        </draw:frame>
        <draw:frame draw:style-name="gr1" draw:text-style-name="P3" draw:layer="layout" svg:width="2.648cm" svg:height="0.962cm" svg:x="24.297cm" svg:y="19.812cm">
          <draw:text-box>
            <text:p>Clase 5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AREA 3</text:p>
          </draw:text-box>
        </draw:frame>
        <draw:frame presentation:style-name="pr2" draw:text-style-name="P2" draw:layer="layout" svg:width="25.199cm" svg:height="12.179cm" svg:x="1.4cm" svg:y="4.914cm" presentation:class="subtitle" presentation:user-transformed="true">
          <draw:text-box>
            <text:p text:style-name="P1"><text:span text:style-name="T1">Crear un programa que encienda y apague 4 leds secuencialmente.</text:span></text:p>
            <text:p text:style-name="P1"><text:span text:style-name="T1"/></text:p>
            <text:p text:style-name="P1"><text:span text:style-name="T1">Requerimientos:</text:span></text:p>
            <text:p text:style-name="P1"><text:span text:style-name="T1"><text:tab/></text:span><text:span text:style-name="T1">Arreglos</text:span></text:p>
          </draw:text-box>
        </draw:frame>
        <draw:frame draw:style-name="gr1" draw:text-style-name="P3" draw:layer="layout" svg:width="2.648cm" svg:height="0.962cm" svg:x="24.297cm" svg:y="19.812cm">
          <draw:text-box>
            <text:p>Clase 6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950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950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exeRodriguez </meta:initial-creator>
    <meta:creation-date>2015-10-23T14:01:09.275958171</meta:creation-date>
    <dc:date>2015-11-27T15:40:33.966272551</dc:date>
    <dc:creator>NexeRodriguez </dc:creator>
    <meta:editing-duration>PT57M23S</meta:editing-duration>
    <meta:editing-cycles>5</meta:editing-cycles>
    <meta:generator>LibreOffice/5.0.2.2$Linux_X86_64 LibreOffice_project/00m0$Build-2</meta:generator>
    <meta:document-statistic meta:object-count="46"/>
  </office:meta>
</office:document-meta>
</file>